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Arial, Helvetica, sans-serif"/>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P7" style:family="paragraph" style:parent-style-name="Text_20_body">
      <style:paragraph-properties fo:text-align="start" style:justify-single-word="false"/>
      <style:text-properties fo:font-variant="normal" fo:text-transform="none" fo:color="#000000" style:font-name="Lucida Grande" fo:font-size="12pt" fo:letter-spacing="normal" fo:font-style="normal" fo:font-weight="normal"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variant="normal" fo:text-transform="none" fo:color="#000000" style:font-name="Lucida Grande" fo:font-size="12pt" fo:letter-spacing="normal" fo:font-style="normal" fo:font-weight="bold" style:font-size-asian="12pt" style:font-weight-asian="bold" style:font-size-complex="12pt" style:font-weight-complex="bold"/>
    </style:style>
    <style:style style:name="P9"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Lucida Grande" fo:font-size="12pt" fo:letter-spacing="normal" fo:font-style="normal" fo:font-weight="normal" style:font-size-asian="12pt" style:font-size-complex="12pt"/>
    </style:style>
    <style:style style:name="P10" style:family="paragraph" style:parent-style-name="Heading_20_3">
      <style:paragraph-properties fo:margin-left="0in" fo:margin-right="0in" fo:margin-top="0in" fo:margin-bottom="0in" fo:orphans="2" fo:widows="2" fo:text-indent="0in" style:auto-text-indent="false" fo:padding="0in" fo:border="none"/>
      <style:text-properties fo:font-variant="normal" fo:text-transform="none" fo:color="#000000" style:font-name="Lucida Grande" fo:font-size="12pt" fo:letter-spacing="normal" fo:font-style="normal" style:font-size-asian="12pt" style:font-size-complex="12pt"/>
    </style:style>
    <style:style style:name="P11" style:family="paragraph" style:parent-style-name="Heading_20_2">
      <style:paragraph-properties fo:text-align="center" style:justify-single-word="false"/>
      <style:text-properties fo:font-variant="normal" fo:text-transform="none" fo:color="#000000" style:font-name="Lucida Grande" fo:font-size="14.25pt" fo:letter-spacing="normal" fo:font-style="normal" fo:font-weight="bold" style:font-weight-asian="bold" style:font-weight-complex="bold"/>
    </style:style>
    <style:style style:name="P12" style:family="paragraph" style:parent-style-name="Heading_20_3">
      <style:text-properties fo:font-variant="normal" fo:text-transform="none" fo:color="#000000" style:font-name="Lucida Grande" fo:font-size="12pt" fo:letter-spacing="normal" fo:font-style="normal" fo:font-weight="bold" style:font-size-asian="12pt" style:font-weight-asian="bold" style:font-size-complex="12pt"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fo:background-color="#333333" style:font-weight-asian="bold" style:font-weight-complex="bold"/>
    </style:style>
    <style:style style:name="P15" style:family="paragraph" style:parent-style-name="Standard">
      <style:text-properties fo:font-weight="bold" fo:background-color="#111111" style:font-weight-asian="bold" style:font-weight-complex="bold"/>
    </style:style>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text-properties fo:font-variant="normal" fo:text-transform="none" fo:color="#000000" style:font-name="Times New Roman1" fo:font-size="14pt" fo:letter-spacing="normal" fo:font-style="normal" fo:font-weight="normal" style:font-weight-asian="bold" style:font-weight-complex="bold"/>
    </style:style>
    <style:style style:name="P18" style:family="paragraph" style:parent-style-name="Standard">
      <style:text-properties fo:font-size="14pt" fo:font-weight="normal" style:font-size-asian="14pt" style:font-weight-asian="normal" style:font-size-complex="14pt" style:font-weight-complex="normal"/>
    </style:style>
    <style:style style:name="P19" style:family="paragraph" style:parent-style-name="Standard">
      <style:text-properties fo:font-size="14pt" fo:font-weight="bold" style:font-size-asian="14pt" style:font-weight-asian="bold" style:font-size-complex="14pt" style:font-weight-complex="bold"/>
    </style:style>
    <style:style style:name="P20"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fo:font-weight="bold" style:font-weight-asian="bold" style:font-weight-complex="bold"/>
    </style:style>
    <style:style style:name="P21" style:family="paragraph" style:parent-style-name="Text_20_body" style:list-style-name="L2">
      <style:paragraph-properties fo:orphans="2" fo:widows="2"/>
      <style:text-properties fo:font-variant="normal" fo:text-transform="none" fo:color="#000000" style:font-name="Times New Roman1" fo:font-size="14pt" fo:letter-spacing="normal" fo:font-style="normal" fo:font-weight="normal"/>
    </style:style>
    <style:style style:name="P22" style:family="paragraph" style:parent-style-name="Text_20_body" style:list-style-name="L2">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fo:font-weight="bold"/>
    </style:style>
    <style:style style:name="T4" style:family="text">
      <style:text-properties fo:font-size="13pt" style:font-size-asian="13pt" style:font-size-complex="13pt"/>
    </style:style>
    <style:style style:name="T5" style:family="text">
      <style:text-properties fo:font-size="14pt" style:font-size-asian="14pt" style:font-size-complex="14pt"/>
    </style:style>
    <style:style style:name="T6" style:family="text">
      <style:text-properties fo:color="#800000"/>
    </style:style>
    <style:style style:name="T7" style:family="text">
      <style:text-properties fo:color="#800000" fo:background-color="#ffffcc"/>
    </style:style>
    <style:style style:name="T8" style:family="text">
      <style:text-properties fo:color="#800000" fo:background-color="#111111"/>
    </style:style>
    <style:style style:name="T9" style:family="text">
      <style:text-properties fo:background-color="#ffff00"/>
    </style:style>
    <style:style style:name="T10" style:family="text">
      <style:text-properties fo:background-color="#ffffcc"/>
    </style:style>
    <style:style style:name="T11" style:family="text">
      <style:text-properties fo:background-color="#1111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me:Akshay Balasaheb Nikale <text:s text:c="36"/>Roll No:</text:p>
      <text:p text:style-name="Standard">Sub:Advance Java <text:s text:c="18"/><text:span text:style-name="T10"><text:s text:c="2"/></text:span><text:s text:c="38"/>Batch:A2</text:p>
      <text:p text:style-name="Standard">Assignment No:01</text:p>
      <text:p text:style-name="P1"><text:span text:style-name="T1">-------------------------------------------------------------------------------------------------------------------------</text:span></text:p>
      <text:p text:style-name="P20"><text:span text:style-name="T11"><text:s/></text:span><text:span text:style-name="T11">Q. Explain the steps to configure Enviroment J2EE. Write down the steps to install Web serve &amp; Different J2EE Components</text:span>.</text:p>
      <text:p text:style-name="P2">What Is J2EE?</text:p>
      <text:p text:style-name="P17">Using the Java 2 Platform, Standard Edition (J2SE) as a basis, Java 2 Platform, Enterprise Edition (J2EE) builds on top of this to provide the types of services that are necessary to build large scale, distributed, component based, multi-tier applications. Essentially, J2EE is a collection of APIs that can be used to build such systems, although this is only half of the picture. J2EE is also a standard for building and deploying enterprise applications, held together by the specifications of the APIs that it defines and the services that J2EE provides. In other words, this means that the "write once, run anywhere" promises of Java apply for enterprise applications too:</text:p>
      <text:list xml:id="list3141696015052562551" text:style-name="L2">
        <text:list-item>
          <text:p text:style-name="P22">Enterprise applications can be run on different platforms supporting the Java 2 platform.</text:p>
        </text:list-item>
        <text:list-item>
          <text:p text:style-name="P21">Enterprise applications are portable between application servers supporting the J2EE specificatio</text:p>
        </text:list-item>
      </text:list>
      <text:p text:style-name="P2"/>
      <text:p text:style-name="P2"/>
      <text:p text:style-name="P14">1) Downloading</text:p>
      <text:p text:style-name="P4">Y<text:span text:style-name="T5">ou can download the J2EE SDK 1.3.1 Windows bundle from</text:span></text:p>
      <text:p text:style-name="P18">http://java.sun.com/j2ee/download.html#sdk</text:p>
      <text:p text:style-name="P18">The following is the download instruction:</text:p>
      <text:p text:style-name="P18">1. Enter “Software &amp; Documentation” under “1.3.1 FCS Release January 31, 2002”.</text:p>
      <text:p text:style-name="P18">2. Select “Windows Install” from pull down list “Select a Platform”, then click “continue” button</text:p>
      <text:p text:style-name="P18">on the right side.</text:p>
      <text:p text:style-name="P18">3. Click “ACCEPT” for the “Binary Code License Agreement”.</text:p>
      <text:p text:style-name="P18">4. Choose one web site to download j2sdkee-1_3_1-win.exe into PC.</text:p>
      <text:p text:style-name="P19"/>
      <text:p text:style-name="P2"/>
      <text:p text:style-name="P2"/>
      <text:p text:style-name="P15">2) Installing</text:p>
      <text:p text:style-name="P4"/>
      <text:p text:style-name="P4">1. Double-click on the icon of the j2sdkee-1_3_1-win.exe file, and follow the instructions provided</text:p>
      <text:p text:style-name="P4">by the setup program. By default, the setup program installs the software in C:\j2sdkee1.3.1.</text:p>
      <text:p text:style-name="P4">2. Set the environment variables.</text:p>
      <text:p text:style-name="P4">You must set up these environment variables:</text:p>
      <text:p text:style-name="P4">• J2EE_HOME -- the directory where you installed this release. If you did not</text:p>
      <text:p text:style-name="P4">change the default install directory, it would be C:\j2sdkee1.3</text:p>
      <text:p text:style-name="P4"><text:s/>J2EE_HOME= C:\j2sdkee1.3</text:p>
      <text:p text:style-name="P4">• Set PATH:</text:p>
      <text:p text:style-name="P4"><text:soft-page-break/>PATH=%PATH%;%J2EE_HOME%\bin</text:p>
      <text:p text:style-name="P4">Set CLASSPATH:</text:p>
      <text:p text:style-name="P4">CLASSPATH=%CLASSPATH%;%J2EE_HOME%\lib\j2ee.jar</text:p>
      <text:p text:style-name="P4"/>
      <text:p text:style-name="P4">Set Path For Windows 2000 Professional,</text:p>
      <text:p text:style-name="P4">• Right-click the My Computer icon, select the Properties menu item</text:p>
      <text:p text:style-name="P4">• Select the Advanced tab.</text:p>
      <text:p text:style-name="P4">• Click the Environment Variable button.</text:p>
      <text:p text:style-name="P4">• Click the New button, enter the variable name and its value in the New User</text:p>
      <text:p text:style-name="P4">Variable dialog, and click the OK button</text:p>
      <text:p text:style-name="P6"/>
      <text:p text:style-name="P3"/>
      <text:p text:style-name="P3"/>
      <text:p text:style-name="P3"/>
      <text:p text:style-name="P3"/>
      <text:p text:style-name="P3"/>
      <text:p text:style-name="P3"/>
      <text:p text:style-name="P3"/>
      <text:p text:style-name="P3"/>
      <text:p text:style-name="P3">Installing Web server in window 7:-</text:p>
      <text:p text:style-name="P3"/>
      <text:list xml:id="list7181233144775619333" text:style-name="L1">
        <text:list-item>
          <text:p text:style-name="P16">Run Windows Setup. During Windows Setup, when prompted, select NTFS as the file system.</text:p>
        </text:list-item>
        <text:list-item>
          <text:p text:style-name="P16">After Windows Setup is complete, click Start, point to All Programs, point to Administrative Tools, and then click Configure Your Server Wizard.</text:p>
        </text:list-item>
        <text:list-item>
          <text:p text:style-name="P16">Follow the on-screen instructions.</text:p>
        </text:list-item>
        <text:list-item>
          <text:p text:style-name="P16">On the Server Role page, select Application Server from the list, and then click Next.</text:p>
        </text:list-item>
        <text:list-item>
          <text:p text:style-name="P16">Ensure that IIS and ASP.NET are enabled. (See Configuring Windows with IIS and ASP.NET.)</text:p>
        </text:list-item>
        <text:list-item>
          <text:p text:style-name="P16">Click Finish to complete the wizard.</text:p>
        </text:list-item>
        <text:list-item>
          <text:p text:style-name="P16">If not running Windows Server 2003, install Microsoft .NET Framework 1.1 Service Pack 1. See the Windows Update home page to download and install Microsoft .NET Framework 1.1 SP1.</text:p>
        </text:list-item>
        <text:list-item>
          <text:p text:style-name="P16">(Optional) <text:s/>Install a Secure Sockets Layer (SSL) certificate using the Certificates MMC snap-in. For more information, see Windows Help.</text:p>
        </text:list-item>
        <text:list-item>
          <text:p text:style-name="P16">Important <text:s/>This optional step applies only to HTTPS deployments.</text:p>
        </text:list-item>
        <text:list-item>
          <text:p text:style-name="P16">Create a separate virtual directory for each application.</text:p>
        </text:list-item>
        <text:list-item>
          <text:p text:style-name="P16">Modify security permissions as needed to run the application.</text:p>
        </text:list-item>
        <text:list-item>
          <text:p text:style-name="P16">Install the Speech Controls runtime. For more information, see Preparing the Web Server.</text:p>
        </text:list-item>
      </text:list>
      <text:p text:style-name="P6"/>
      <text:h text:style-name="P11" text:outline-level="2">J2EE Components</text:h>
      <text:p text:style-name="P8">Enterprise JavaBeans (EJB)</text:p>
      <text:p text:style-name="P7">EJB is a component technology that helps developers create business objects in the middle tier. These business objects (enterprise beans) consist of fields and methods that implement business logic. EJBs are the building blocks of enterprise systems. They perform specific tasks by themselves, or forward operations to other enterprise beans. EJBs are under control of the J2EE application server.</text:p>
      <text:p text:style-name="P5"/>
      <text:h text:style-name="P12" text:outline-level="3"><text:soft-page-break/>Java Servlets</text:h>
      <text:p text:style-name="P9">This component technology presents a request-response programming model in the middle tier. Servlets let you define HTTP-specific servlet classes that accept data from clients and pass them on to business objects for processing. Servlets run under the control of the J2EE application server and often extend applications hosted by web servers.</text:p>
      <text:p text:style-name="P9"/>
      <text:p text:style-name="P9"/>
      <text:h text:style-name="P10" text:outline-level="3">Java Server Pages (JSP)</text:h>
      <text:p text:style-name="P9">A JSP page is a text-based document interspersed with Java code. A JSP engine translates JSP text into Java Servlet code. It is then dynamically compiled and executed. This component technology lets you create dynamic web pages in the middle tier. JSP pages contain static template data (HTML, WML, and XML) and JSP elements that determine how a page constructs dynamic content. The JSP API provides an efficient, thread-based mechanism to create dynamic page content. We provide several JSP clients as example clients to our EJB components in this book. See "Introducing Servlets and JSP" on page 64 in Chapter 3 for a more detailed JSP overview.</text:p>
      <text:p text:style-name="P9"/>
      <text:p text:style-name="P9"/>
      <text:h text:style-name="P10" text:outline-level="3">Java Naming Directory Interface (JNDI)</text:h>
      <text:p text:style-name="P9">JNDI is a standard Java API for accessing different directory and naming services in the presentation tier or middle tier. JNDI lets you access databases and administered objects (queues, topics, etc.) without knowing their specific names or protocols. This makes JNDI an important step in the design of portable enterprise systems. J2EE application servers use JNDI so that clients can "find" needed distributed components or access environment information (such as database resource names or class names) used to customize EJB behavior_.</text:p>
      <text:h text:style-name="P10" text:outline-level="3"/>
      <text:h text:style-name="P10" text:outline-level="3"/>
      <text:h text:style-name="P10" text:outline-level="3">Java Database Connectivity (JDBC)</text:h>
      <text:p text:style-name="P9">JDBC is an API that lets you invoke SQL commands from Java methods in the middle tier. You can use the JDBC API to access a database from either an enterprise bean or from a servlet or JSP page. The JDBC API has an application-level interface for database access, and a service provider interface to attach JDBC drivers to the J2EE platform. In support of JDBC, J2EE application servers manage a pool of database connections. This provides business objects efficient access to database servers. We provide an overview of database fundamentals and JDBC .</text:p>
      <text:p text:style-name="P9"/>
      <text:h text:style-name="P10" text:outline-level="3">Java Message Service (JMS)</text:h>
      <text:p text:style-name="P9">The JMS API lets you perform asynchronous messaging in the presentation and middle tiers. Asynchronous messaging means that clients do not have to wait for a business method to complete. A JMS server stores messages with topic objects for publish-subscribe broadcasts and queue objects for point-to-point communications. JMS lets you implement push/pull technologies in enterprise designs. .</text:p>
      <text:p text:style-name="P9"/>
      <text:h text:style-name="P10" text:outline-level="3">Java Transaction API (JTA)</text:h>
      <text:p text:style-name="P9">Under control of the J2EE application server, the JTA provides a standard interface for demarcating transactions in the middle tier. When multiple clients access the same database, it's important to update the data correctly for each read and write operation. The JTA is useful <text:soft-page-break/>for marking where dependent database operations occur so that they may be committed (written to the database) if successful or rolled back (undone) when there are errors. The J2EE architecture provides defaults for transaction auto commits and rollbacks.</text:p>
      <text:p text:style-name="P9"/>
      <text:p text:style-name="P9"/>
      <text:h text:style-name="P10" text:outline-level="3">Java API for XML (JAXP)</text:h>
      <text:p text:style-name="P9">JAXP lets you read and write text-based XML programs in the presentation and middle tiers. XML is a portable language known to a large number of tools and applications on the web. In the J2EE platform, XML is used extensively with deployment descriptors for J2EE components. As more system services are provided by the J2EE application server (and not coded by developers), developers <text:span text:style-name="T2">customize</text:span>component behavior declaratively using XML.</text:p>
      <text:p text:style-name="P9"/>
      <text:p text:style-name="P9"/>
      <text:h text:style-name="P10" text:outline-level="3">Java Mail</text:h>
      <text:p text:style-name="P9">The JavaMail API lets you send and receive e-mail in the presentation and middle tiers. JavaMail has a service provider interface and an application-level interface for application components to send mail. JavaMail is a valuable part of the J2EE platform because it allows J2EE components to send and receive e-_mails with different protocols.</text:p>
      <text:p text:style-name="P9"/>
      <text:p text:style-name="P9"/>
      <text:h text:style-name="P10" text:outline-level="3">J2EE Connector API</text:h>
      <text:p text:style-name="P9">The Connector API defines a standard for connecting the J2EE platform to systems in the database tier. This includes mainframe transaction processing, database systems, ERP, and legacy applications that are not written in Java. J2EE vendors and systems integrators use the Connector API to create resource adapters, which allow J2EE components to access and interact with a resource manager of another system.</text:p>
      <text:p text:style-name="P9"/>
      <text:p text:style-name="P9"/>
      <text:h text:style-name="P10" text:outline-level="3">Java Authentication and Authorization Service (JAAS)</text:h>
      <text:p text:style-name="P9">JAAS extends the Java 2 platform security architecture to support user-based authorization. This provides a way for a J2EE application to authenticate a specific user or a group of users that wish to run an application.</text:p>
      <text:p text:style-name="P9"/>
      <text:p text:style-name="P9"/>
      <text:h text:style-name="P10" text:outline-level="3">J2EE Reference Implementation</text:h>
      <text:p text:style-name="P9">The Reference Implementation is a noncommercial product from Sun Microsystems that provides a J2EE application server, web server, relational database (Cloudscape), the J2EE APIs, and a set of development and deployment tools. This implementation is made freely available by Sun for demonstrations, prototyping, and educational use. All of the examples in <text:span text:style-name="T3">Enterprise Java Beans Component Architecture</text:span> have been developed and tested with the Reference Implementation.</text:p>
      <text:p text:style-name="P9"/>
      <text:p text:style-name="P9"/>
      <text:p text:style-name="P9"/>
      <text:h text:style-name="P10" text:outline-level="3"/>
      <text:h text:style-name="P10" text:outline-level="3"/>
      <text:h text:style-name="P10" text:outline-level="3">Remote Method Invocation (RMI)</text:h>
      <text:p text:style-name="P9">RMI, introduced in the Java Development Kit (JDK) 1.1, lets Java programs find and use Java classes residing on remote machines across networks. RMI makes the use of distributed <text:soft-page-break/>objects within Java programs transparent and easy to use. RMI provides support for the network calls used by Enterprise JavaBeans in the J2EE architecture. RMI hides the nitty-gritty details of network sockets and TCP/IP. It also marshals and unmarshals method arguments and handles exceptions across the network.</text:p>
      <text:p text:style-name="P9"/>
      <text:p text:style-name="P9"/>
      <text:h text:style-name="P10" text:outline-level="3">Java Interface Definition Language (IDL)</text:h>
      <text:p text:style-name="P9">The EJB specification includes a mapping for EJBs to communicate with each other using Common Object Request Broker Architecture (CORBA). Developers use an Interface Definition Language (IDL) to specify interfaces in a Java IDL file. This file defines the methods and fields that must be platform and language independent. The IDL file is compiled with a special compiler that generates the classes necessary to communicate over the network. CORBA and IDL enable Java programs and EJBs to call legacy code written in other languages. This makes it possible, for example, to call member functions in a C++ program running on a Windows machine from an EJB executing on a UNIX system across a networ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Arial, Helvetica, sans-serif"/>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26T12:46:19.87</meta:creation-date>
    <dc:date>2018-06-26T13:49:15.19</dc:date>
    <meta:editing-duration>PT41M30S</meta:editing-duration>
    <meta:editing-cycles>8</meta:editing-cycles>
    <meta:generator>OpenOffice/4.1.1$Win32 OpenOffice.org_project/411m6$Build-9775</meta:generator>
    <meta:document-statistic meta:table-count="0" meta:image-count="0" meta:object-count="0" meta:page-count="5" meta:paragraph-count="78" meta:word-count="1605" meta:character-count="10585"/>
  </office:meta>
</office:document-meta>
</file>